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65cm"/>
    </style:style>
    <style:style style:name="co3" style:family="table-column">
      <style:table-column-properties fo:break-before="auto" style:column-width="6.131cm"/>
    </style:style>
    <style:style style:name="co5" style:family="table-column">
      <style:table-column-properties fo:break-before="auto" style:column-width="4.71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7" style:family="table-cell" style:parent-style-name="Default" style:data-style-name="N109"/>
    <style:style style:name="ce8" style:family="table-cell" style:parent-style-name="Default" style:data-style-name="N109">
      <style:table-cell-properties fo:background-color="#00ff00"/>
    </style:style>
    <style:style style:name="ce9" style:family="table-cell" style:parent-style-name="Default" style:data-style-name="N109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4" table:default-cell-style-name="ce7"/>
        <table:table-column table:style-name="co4" table:number-columns-repeated="3" table:default-cell-style-name="Default"/>
        <table:table-row table:style-name="ro3">
          <table:table-cell table:style-name="ce1" office:value-type="string">
            <text:p>Anzahl</text:p>
          </table:table-cell>
          <table:table-cell table:style-name="ce1" office:value-type="string">
            <text:p>Layout Bez</text:p>
          </table:table-cell>
          <table:table-cell table:style-name="ce1" office:value-type="string">
            <text:p>Beschreibung</text:p>
          </table:table-cell>
          <table:table-cell table:style-name="ce1" office:value-type="string">
            <text:p>Beschaffung</text:p>
          </table:table-cell>
          <table:table-cell table:style-name="ce1" office:value-type="string">
            <text:p>Preis (einzeln)</text:p>
          </table:table-cell>
          <table:table-cell table:style-name="ce9" office:value-type="string">
            <text:p>Preis</text:p>
          </table:table-cell>
          <table:table-cell table:style-name="ce1" office:value-type="string">
            <text:p>Alternativen</text:p>
          </table:table-cell>
          <table:table-cell/>
          <table:table-cell office:value-type="string">
            <text:p>Summe:</text:p>
          </table:table-cell>
        </table:table-row>
        <table:table-row table:style-name="ro3">
          <table:table-cell table:style-name="ce2"/>
          <table:table-cell table:number-columns-repeated="3"/>
          <table:table-cell table:style-name="ce7"/>
          <table:table-cell/>
          <table:table-cell table:style-name="ce2"/>
          <table:table-cell/>
          <table:table-cell table:formula="of:=SUM([.F2:.F1000])" office:value-type="currency" office:currency="EUR" office:value="143.97838">
            <text:p>143,98 €</text:p>
          </table:table-cell>
        </table:table-row>
        <table:table-row table:style-name="ro3">
          <table:table-cell table:style-name="ce3" office:value-type="string" table:number-columns-spanned="6" table:number-rows-spanned="1">
            <text:p>Kondensatoren, Bauform soweit nicht anders angegeben 0805 , „&gt;“ = mindestens</text:p>
          </table:table-cell>
          <table:covered-table-cell table:number-columns-repeated="3"/>
          <table:covered-table-cell table:style-name="ce7"/>
          <table:covered-table-cell/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_ATM1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8" table:formula="of:=1.19*0.041" office:value-type="currency" office:currency="EUR" office:value="0.04879">
            <text:p>0,05 €</text:p>
          </table:table-cell>
          <table:table-cell table:style-name="ce8" table:formula="of:=[.A4]*[.E4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_ATM2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8" table:formula="of:=1.19*0.041" office:value-type="currency" office:currency="EUR" office:value="0.04879">
            <text:p>0,05 €</text:p>
          </table:table-cell>
          <table:table-cell table:style-name="ce8" table:formula="of:=[.A5]*[.E5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_ATMEGA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8" table:formula="of:=1.19*0.041" office:value-type="currency" office:currency="EUR" office:value="0.04879">
            <text:p>0,05 €</text:p>
          </table:table-cell>
          <table:table-cell table:style-name="ce8" table:formula="of:=[.A6]*[.E6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_BT</text:p>
          </table:table-cell>
          <table:table-cell table:style-name="ce5" office:value-type="string">
            <text:p>220nF &gt;6V</text:p>
          </table:table-cell>
          <table:table-cell table:style-name="ce5" office:value-type="string">
            <text:p>http://de.mouser.com/ProductDetail/Kemet/C0805C224Z3VACTU/?qs=sGAEpiMZZMvQvaS66kI3TixMKQMu90H0UHvducvywxo%3d</text:p>
          </table:table-cell>
          <table:table-cell table:style-name="ce8" table:formula="of:=1.19*0.074" office:value-type="currency" office:currency="EUR" office:value="0.08806">
            <text:p>0,09 €</text:p>
          </table:table-cell>
          <table:table-cell table:style-name="ce8" table:formula="of:=[.A7]*[.E7]" office:value-type="currency" office:currency="EUR" office:value="0.08806">
            <text:p>0,09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_QUARZ3</text:p>
          </table:table-cell>
          <table:table-cell table:style-name="ce5" office:value-type="string">
            <text:p>82 pF &gt;6V</text:p>
          </table:table-cell>
          <table:table-cell table:style-name="ce5" office:value-type="string">
            <text:p>http://de.mouser.com/ProductDetail/Vishay-Vitramon/VJ0805A820KXAAC/?qs=sGAEpiMZZMvQvaS66kI3Tj6lqkfNYXY9ztGLUrkYrpg%3d</text:p>
          </table:table-cell>
          <table:table-cell table:style-name="ce8" table:formula="of:=1.19*0.05" office:value-type="currency" office:currency="EUR" office:value="0.0595">
            <text:p>0,06 €</text:p>
          </table:table-cell>
          <table:table-cell table:style-name="ce8" table:formula="of:=[.A8]*[.E7]" office:value-type="currency" office:currency="EUR" office:value="0.08806">
            <text:p>0,09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_REF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8" table:formula="of:=1.19*0.041" office:value-type="currency" office:currency="EUR" office:value="0.04879">
            <text:p>0,05 €</text:p>
          </table:table-cell>
          <table:table-cell table:style-name="ce8" table:formula="of:=[.A9]*[.E9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1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8" table:formula="of:=1.19*0.041" office:value-type="currency" office:currency="EUR" office:value="0.04879">
            <text:p>0,05 €</text:p>
          </table:table-cell>
          <table:table-cell table:style-name="ce8" table:formula="of:=[.A10]*[.E10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10</text:p>
          </table:table-cell>
          <table:table-cell table:style-name="ce5" office:value-type="string">
            <text:p>10µF 16V</text:p>
          </table:table-cell>
          <table:table-cell table:style-name="ce5" office:value-type="string">
            <text:p>http://de.mouser.com/ProductDetail/Murata/GRM21BR61C106KE15K/?qs=sGAEpiMZZMvQvaS66kI3Tl9EQMRZ6fPzkKUM4sL4Fwc%3d</text:p>
          </table:table-cell>
          <table:table-cell table:style-name="ce8" table:formula="of:=0.259*1.19" office:value-type="currency" office:currency="EUR" office:value="0.30821">
            <text:p>0,31 €</text:p>
          </table:table-cell>
          <table:table-cell table:style-name="ce8" table:formula="of:=[.A11]*[.E11]" office:value-type="currency" office:currency="EUR" office:value="0.30821">
            <text:p>0,31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11</text:p>
          </table:table-cell>
          <table:table-cell table:style-name="ce5" office:value-type="string">
            <text:p>100n 1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8" table:formula="of:=1.19*0.041" office:value-type="currency" office:currency="EUR" office:value="0.04879">
            <text:p>0,05 €</text:p>
          </table:table-cell>
          <table:table-cell table:style-name="ce8" table:formula="of:=[.A12]*[.E12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12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8" table:formula="of:=1.19*0.041" office:value-type="currency" office:currency="EUR" office:value="0.04879">
            <text:p>0,05 €</text:p>
          </table:table-cell>
          <table:table-cell table:style-name="ce8" table:formula="of:=[.A13]*[.E13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13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8" table:formula="of:=1.19*0.041" office:value-type="currency" office:currency="EUR" office:value="0.04879">
            <text:p>0,05 €</text:p>
          </table:table-cell>
          <table:table-cell table:style-name="ce8" table:formula="of:=[.A14]*[.E14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14</text:p>
          </table:table-cell>
          <table:table-cell table:style-name="ce5" office:value-type="string">
            <text:p>820pF &gt;6V</text:p>
          </table:table-cell>
          <table:table-cell table:style-name="ce5" office:value-type="string">
            <text:p>http://de.mouser.com/ProductDetail/Murata/GRM216R71H821KA01D/?qs=sGAEpiMZZMvQvaS66kI3Tnh3JH5UIRAuDUwTLcK8XVM%3d</text:p>
          </table:table-cell>
          <table:table-cell table:style-name="ce8" table:formula="of:=1.19*0.124" office:value-type="currency" office:currency="EUR" office:value="0.14756">
            <text:p>0,15 €</text:p>
          </table:table-cell>
          <table:table-cell table:style-name="ce8" table:formula="of:=[.A15]*[.E15]" office:value-type="currency" office:currency="EUR" office:value="0.14756">
            <text:p>0,15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15</text:p>
          </table:table-cell>
          <table:table-cell table:style-name="ce5" office:value-type="string">
            <text:p>820pF &gt;6V</text:p>
          </table:table-cell>
          <table:table-cell table:style-name="ce5" office:value-type="string">
            <text:p>http://de.mouser.com/ProductDetail/Murata/GRM216R71H821KA01D/?qs=sGAEpiMZZMvQvaS66kI3Tnh3JH5UIRAuDUwTLcK8XVM%3d</text:p>
          </table:table-cell>
          <table:table-cell table:style-name="ce8" table:formula="of:=1.19*0.124" office:value-type="currency" office:currency="EUR" office:value="0.14756">
            <text:p>0,15 €</text:p>
          </table:table-cell>
          <table:table-cell table:style-name="ce8" table:formula="of:=[.A16]*[.E16]" office:value-type="currency" office:currency="EUR" office:value="0.14756">
            <text:p>0,15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18</text:p>
          </table:table-cell>
          <table:table-cell table:style-name="ce5" office:value-type="string">
            <text:p>100n &gt;1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8" table:formula="of:=1.19*0.041" office:value-type="currency" office:currency="EUR" office:value="0.04879">
            <text:p>0,05 €</text:p>
          </table:table-cell>
          <table:table-cell table:style-name="ce8" table:formula="of:=[.A17]*[.E17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19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8" table:formula="of:=1.19*0.041" office:value-type="currency" office:currency="EUR" office:value="0.04879">
            <text:p>0,05 €</text:p>
          </table:table-cell>
          <table:table-cell table:style-name="ce8" table:formula="of:=[.A18]*[.E18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8" table:formula="of:=1.19*0.041" office:value-type="currency" office:currency="EUR" office:value="0.04879">
            <text:p>0,05 €</text:p>
          </table:table-cell>
          <table:table-cell table:style-name="ce8" table:formula="of:=[.A19]*[.E19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3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8" table:formula="of:=1.19*0.041" office:value-type="currency" office:currency="EUR" office:value="0.04879">
            <text:p>0,05 €</text:p>
          </table:table-cell>
          <table:table-cell table:style-name="ce8" table:formula="of:=[.A20]*[.E20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38</text:p>
          </table:table-cell>
          <table:table-cell table:style-name="ce5" office:value-type="string">
            <text:p>2µ2 &gt;25V</text:p>
          </table:table-cell>
          <table:table-cell table:style-name="ce5" office:value-type="string">
            <text:p>http://de.mouser.com/ProductDetail/Vishay-Vitramon/VJ0805V225ZXQTW1BC/?qs=sGAEpiMZZMvQvaS66kI3Tjx8j43oFrQZXbbwdE6Ld5k%3d</text:p>
          </table:table-cell>
          <table:table-cell table:style-name="ce8" table:formula="of:=1.19*0.124" office:value-type="currency" office:currency="EUR" office:value="0.14756">
            <text:p>0,15 €</text:p>
          </table:table-cell>
          <table:table-cell table:style-name="ce8" table:formula="of:=[.A21]*[.E21]" office:value-type="currency" office:currency="EUR" office:value="0.14756">
            <text:p>0,15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39</text:p>
          </table:table-cell>
          <table:table-cell table:style-name="ce5" office:value-type="string">
            <text:p>2µ2 &gt;25V</text:p>
          </table:table-cell>
          <table:table-cell table:style-name="ce5" office:value-type="string">
            <text:p>http://de.mouser.com/ProductDetail/Vishay-Vitramon/VJ0805V225ZXQTW1BC/?qs=sGAEpiMZZMvQvaS66kI3Tjx8j43oFrQZXbbwdE6Ld5k%3d</text:p>
          </table:table-cell>
          <table:table-cell table:style-name="ce8" table:formula="of:=1.19*0.124" office:value-type="currency" office:currency="EUR" office:value="0.14756">
            <text:p>0,15 €</text:p>
          </table:table-cell>
          <table:table-cell table:style-name="ce8" table:formula="of:=[.A22]*[.E22]" office:value-type="currency" office:currency="EUR" office:value="0.14756">
            <text:p>0,15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4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8" table:formula="of:=1.19*0.041" office:value-type="currency" office:currency="EUR" office:value="0.04879">
            <text:p>0,05 €</text:p>
          </table:table-cell>
          <table:table-cell table:style-name="ce8" table:formula="of:=[.A23]*[.E23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49</text:p>
          </table:table-cell>
          <table:table-cell table:style-name="ce5" office:value-type="string">
            <text:p>470µF, 8X13R Elko</text:p>
          </table:table-cell>
          <table:table-cell table:style-name="ce5" office:value-type="string">
            <text:p>http://de.mouser.com/ProductDetail/Nichicon/UVR1C471MPD1TA/?qs=sGAEpiMZZMvwFf0viD3Y3UQjCBAmXhuzhOrVlQhrO20%3d</text:p>
          </table:table-cell>
          <table:table-cell table:style-name="ce8" table:formula="of:=1.19*0.061" office:value-type="currency" office:currency="EUR" office:value="0.07259">
            <text:p>0,07 €</text:p>
          </table:table-cell>
          <table:table-cell table:style-name="ce8" table:formula="of:=[.A24]*[.E24]" office:value-type="currency" office:currency="EUR" office:value="0.07259">
            <text:p>0,07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46</text:p>
          </table:table-cell>
          <table:table-cell table:style-name="ce5" office:value-type="string">
            <text:p>470µF, 8X13R Elko</text:p>
          </table:table-cell>
          <table:table-cell table:style-name="ce5" office:value-type="string">
            <text:p>http://de.mouser.com/ProductDetail/Nichicon/UVR1C471MPD1TA/?qs=sGAEpiMZZMvwFf0viD3Y3UQjCBAmXhuzhOrVlQhrO20%3d</text:p>
          </table:table-cell>
          <table:table-cell table:style-name="ce8" table:formula="of:=1.19*0.061" office:value-type="currency" office:currency="EUR" office:value="0.07259">
            <text:p>0,07 €</text:p>
          </table:table-cell>
          <table:table-cell table:style-name="ce8" table:formula="of:=[.A25]*[.E25]" office:value-type="currency" office:currency="EUR" office:value="0.07259">
            <text:p>0,07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5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8" table:formula="of:=1.19*0.041" office:value-type="currency" office:currency="EUR" office:value="0.04879">
            <text:p>0,05 €</text:p>
          </table:table-cell>
          <table:table-cell table:style-name="ce8" table:formula="of:=[.A26]*[.E26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6</text:p>
          </table:table-cell>
          <table:table-cell table:style-name="ce5" office:value-type="string">
            <text:p>10µF 16V</text:p>
          </table:table-cell>
          <table:table-cell table:style-name="ce5" office:value-type="string">
            <text:p>http://de.mouser.com/ProductDetail/Murata/GRM21BR61C106KE15K/?qs=sGAEpiMZZMvQvaS66kI3Tl9EQMRZ6fPzkKUM4sL4Fwc%3d</text:p>
          </table:table-cell>
          <table:table-cell table:style-name="ce8" table:formula="of:=0.259*1.19" office:value-type="currency" office:currency="EUR" office:value="0.30821">
            <text:p>0,31 €</text:p>
          </table:table-cell>
          <table:table-cell table:style-name="ce8" table:formula="of:=[.A27]*[.E27]" office:value-type="currency" office:currency="EUR" office:value="0.30821">
            <text:p>0,31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7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8" table:formula="of:=1.19*0.041" office:value-type="currency" office:currency="EUR" office:value="0.04879">
            <text:p>0,05 €</text:p>
          </table:table-cell>
          <table:table-cell table:style-name="ce8" table:formula="of:=[.A28]*[.E28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8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8" table:formula="of:=1.19*0.041" office:value-type="currency" office:currency="EUR" office:value="0.04879">
            <text:p>0,05 €</text:p>
          </table:table-cell>
          <table:table-cell table:style-name="ce8" table:formula="of:=[.A29]*[.E29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9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8" table:formula="of:=1.19*0.041" office:value-type="currency" office:currency="EUR" office:value="0.04879">
            <text:p>0,05 €</text:p>
          </table:table-cell>
          <table:table-cell table:style-name="ce8" table:formula="of:=[.A30]*[.E30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QUA_1</text:p>
          </table:table-cell>
          <table:table-cell table:style-name="ce5" office:value-type="string">
            <text:p>22pF &gt;6V</text:p>
          </table:table-cell>
          <table:table-cell table:style-name="ce5" office:value-type="string">
            <text:p>http://de.mouser.com/ProductDetail/Xicon/140-CC501N220J-RC/?qs=sGAEpiMZZMvQvaS66kI3TgKhK8TKNbtYmKg4de0aUhE%3d</text:p>
          </table:table-cell>
          <table:table-cell table:style-name="ce8" table:formula="of:=1.19*0.053" office:value-type="currency" office:currency="EUR" office:value="0.06307">
            <text:p>0,06 €</text:p>
          </table:table-cell>
          <table:table-cell table:style-name="ce8" table:formula="of:=[.A31]*[.E31]" office:value-type="currency" office:currency="EUR" office:value="0.06307">
            <text:p>0,06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QUA_2</text:p>
          </table:table-cell>
          <table:table-cell table:style-name="ce5" office:value-type="string">
            <text:p>22pF &gt;6V</text:p>
          </table:table-cell>
          <table:table-cell table:style-name="ce5" office:value-type="string">
            <text:p>http://de.mouser.com/ProductDetail/Xicon/140-CC501N220J-RC/?qs=sGAEpiMZZMvQvaS66kI3TgKhK8TKNbtYmKg4de0aUhE%3d</text:p>
          </table:table-cell>
          <table:table-cell table:style-name="ce8" table:formula="of:=1.19*0.053" office:value-type="currency" office:currency="EUR" office:value="0.06307">
            <text:p>0,06 €</text:p>
          </table:table-cell>
          <table:table-cell table:style-name="ce8" table:formula="of:=[.A32]*[.E32]" office:value-type="currency" office:currency="EUR" office:value="0.06307">
            <text:p>0,06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C_C</text:p>
          </table:table-cell>
          <table:table-cell table:style-name="ce5" office:value-type="string">
            <text:p>2.7 nF &gt;16V</text:p>
          </table:table-cell>
          <table:table-cell table:style-name="ce5" office:value-type="string">
            <text:p>http://de.mouser.com/ProductDetail/Xicon/140-CC501B272K-RC/?qs=sGAEpiMZZMvQvaS66kI3TpuA%252bGlvkZdxKyNIt1w2H1I%3d</text:p>
          </table:table-cell>
          <table:table-cell table:style-name="ce8" table:formula="of:=1.19*0.035" office:value-type="currency" office:currency="EUR" office:value="0.04165">
            <text:p>0,04 €</text:p>
          </table:table-cell>
          <table:table-cell table:style-name="ce8" table:formula="of:=[.A33]*[.E33]" office:value-type="currency" office:currency="EUR" office:value="0.04165">
            <text:p>0,04 €</text:p>
          </table:table-cell>
          <table:table-cell table:number-columns-repeated="3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style-name="ce3" office:value-type="string" table:number-columns-spanned="6" table:number-rows-spanned="1">
            <text:p>Widerstände, Bauform soweit nicht anders angegeben 0805 <text:s/>0,25W</text:p>
          </table:table-cell>
          <table:covered-table-cell table:style-name="ce2"/>
          <table:covered-table-cell table:number-columns-repeated="4"/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38</text:p>
          </table:table-cell>
          <table:table-cell table:style-name="ce6" office:value-type="float" office:value="0">
            <text:p>0</text:p>
          </table:table-cell>
          <table:table-cell table:style-name="ce5" office:value-type="string">
            <text:p>http://de.mouser.com/ProductDetail/Vishay-Dale/CRCW08050000Z0EA/?qs=sGAEpiMZZMvdGkrng054t9YoKDts9whpdD7cazBrJxs%3d</text:p>
          </table:table-cell>
          <table:table-cell table:style-name="ce8" table:formula="of:=0.058*1.19" office:value-type="currency" office:currency="EUR" office:value="0.06902">
            <text:p>0,07 €</text:p>
          </table:table-cell>
          <table:table-cell table:style-name="ce8" table:formula="of:=[.A37]*[.E37]" office:value-type="currency" office:currency="EUR" office:value="0.06902">
            <text:p>0,07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3</text:p>
          </table:table-cell>
          <table:table-cell table:style-name="ce6" office:value-type="float" office:value="10">
            <text:p>10</text:p>
          </table:table-cell>
          <table:table-cell table:style-name="ce5" office:value-type="string">
            <text:p>http://de.mouser.com/ProductDetail/Panasonic-Electronic-Components/ERJ-6GEYJ100V/?qs=sGAEpiMZZMvdGkrng054tw5%2fFYq5P%2fDo2SI8mXJB1oo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38]*[.E38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13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39]*[.E39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14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40]*[.E40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19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41]*[.E41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20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42]*[.E42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22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43]*[.E43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23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44]*[.E44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25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45]*[.E45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26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46]*[.E46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30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47]*[.E47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31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48]*[.E48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33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49]*[.E49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34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50]*[.E50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36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51]*[.E51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37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52]*[.E52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12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53]*[.E53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18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54]*[.E54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21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55]*[.E55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24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56]*[.E56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29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57]*[.E57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32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58]*[.E58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35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59]*[.E59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OIL_V_DIV_2</text:p>
          </table:table-cell>
          <table:table-cell table:style-name="ce6" office:value-type="float" office:value="220">
            <text:p>220</text:p>
          </table:table-cell>
          <table:table-cell table:style-name="ce5" office:value-type="string">
            <text:p>http://de.mouser.com/ProductDetail/Panasonic-Electronic-Components/ERJ-6GEYJ221V/?qs=sGAEpiMZZMvdGkrng054t6PUNRkOMB0WbfiCEKhKRew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60]*[.E60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_CNT</text:p>
          </table:table-cell>
          <table:table-cell table:style-name="ce6" office:value-type="float" office:value="220">
            <text:p>220</text:p>
          </table:table-cell>
          <table:table-cell table:style-name="ce5" office:value-type="string">
            <text:p>http://de.mouser.com/ProductDetail/Panasonic-Electronic-Components/ERJ-6GEYJ221V/?qs=sGAEpiMZZMvdGkrng054t6PUNRkOMB0WbfiCEKhKRew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61]*[.E61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_DATA</text:p>
          </table:table-cell>
          <table:table-cell table:style-name="ce6" office:value-type="float" office:value="220">
            <text:p>220</text:p>
          </table:table-cell>
          <table:table-cell table:style-name="ce5" office:value-type="string">
            <text:p>http://de.mouser.com/ProductDetail/Panasonic-Electronic-Components/ERJ-6GEYJ221V/?qs=sGAEpiMZZMvdGkrng054t6PUNRkOMB0WbfiCEKhKRew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62]*[.E62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1</text:p>
          </table:table-cell>
          <table:table-cell table:style-name="ce6" office:value-type="float" office:value="250">
            <text:p>250</text:p>
          </table:table-cell>
          <table:table-cell table:style-name="ce5" office:value-type="string">
            <text:p>http://de.mouser.com/ProductDetail/Xicon/292-249-RC/?qs=sGAEpiMZZMvdGkrng054t8lOJXaSLISFFwi5ZLlg6ow%3d</text:p>
          </table:table-cell>
          <table:table-cell table:style-name="ce8" table:formula="of:=1.19* 0.035" office:value-type="currency" office:currency="EUR" office:value="0.04165">
            <text:p>0,04 €</text:p>
          </table:table-cell>
          <table:table-cell table:style-name="ce8" table:formula="of:=[.A63]*[.E63]" office:value-type="currency" office:currency="EUR" office:value="0.04165">
            <text:p>0,04 €</text:p>
          </table:table-cell>
          <table:table-cell table:style-name="ce10"/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4</text:p>
          </table:table-cell>
          <table:table-cell table:style-name="ce6" office:value-type="float" office:value="250">
            <text:p>250</text:p>
          </table:table-cell>
          <table:table-cell table:style-name="ce5" office:value-type="string">
            <text:p>http://de.mouser.com/ProductDetail/Xicon/292-249-RC/?qs=sGAEpiMZZMvdGkrng054t8lOJXaSLISFFwi5ZLlg6ow%3d</text:p>
          </table:table-cell>
          <table:table-cell table:style-name="ce8" table:formula="of:=1.19*0.035" office:value-type="currency" office:currency="EUR" office:value="0.04165">
            <text:p>0,04 €</text:p>
          </table:table-cell>
          <table:table-cell table:style-name="ce8" table:formula="of:=[.A64]*[.E64]" office:value-type="currency" office:currency="EUR" office:value="0.04165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7</text:p>
          </table:table-cell>
          <table:table-cell table:style-name="ce6" office:value-type="float" office:value="310">
            <text:p>310</text:p>
          </table:table-cell>
          <table:table-cell table:style-name="ce5" office:value-type="string">
            <text:p>http://de.mouser.com/ProductDetail/Xicon/292-309-RC/?qs=sGAEpiMZZMvdGkrng054t8lOJXaSLISFuEq9C%252bagP5s%3d</text:p>
          </table:table-cell>
          <table:table-cell table:style-name="ce8" table:formula="of:=1.19*0.035" office:value-type="currency" office:currency="EUR" office:value="0.04165">
            <text:p>0,04 €</text:p>
          </table:table-cell>
          <table:table-cell table:style-name="ce8" table:formula="of:=[.A65]*[.E65]" office:value-type="currency" office:currency="EUR" office:value="0.04165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8</text:p>
          </table:table-cell>
          <table:table-cell table:style-name="ce6" office:value-type="float" office:value="310">
            <text:p>310</text:p>
          </table:table-cell>
          <table:table-cell table:style-name="ce5" office:value-type="string">
            <text:p>http://de.mouser.com/ProductDetail/Xicon/292-309-RC/?qs=sGAEpiMZZMvdGkrng054t8lOJXaSLISFuEq9C%252bagP5s%3d</text:p>
          </table:table-cell>
          <table:table-cell table:style-name="ce8" table:formula="of:=1.19*0.035" office:value-type="currency" office:currency="EUR" office:value="0.04165">
            <text:p>0,04 €</text:p>
          </table:table-cell>
          <table:table-cell table:style-name="ce8" table:formula="of:=[.A66]*[.E66]" office:value-type="currency" office:currency="EUR" office:value="0.04165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6</text:p>
          </table:table-cell>
          <table:table-cell table:style-name="ce6" office:value-type="float" office:value="490">
            <text:p>490</text:p>
          </table:table-cell>
          <table:table-cell table:style-name="ce5" office:value-type="string">
            <text:p>http://de.mouser.com/ProductDetail/Xicon/292-487-RC/?qs=sGAEpiMZZMvdGkrng054t9f8DIwRY5FXaVoOdNBj%2fmg%3d</text:p>
          </table:table-cell>
          <table:table-cell table:style-name="ce8" table:formula="of:=1.19*0.035" office:value-type="currency" office:currency="EUR" office:value="0.04165">
            <text:p>0,04 €</text:p>
          </table:table-cell>
          <table:table-cell table:style-name="ce8" table:formula="of:=[.A67]*[.E67]" office:value-type="currency" office:currency="EUR" office:value="0.04165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27</text:p>
          </table:table-cell>
          <table:table-cell table:style-name="ce6" office:value-type="float" office:value="560">
            <text:p>560</text:p>
          </table:table-cell>
          <table:table-cell table:style-name="ce5" office:value-type="string">
            <text:p>http://de.mouser.com/ProductDetail/Panasonic-Electronic-Components/ERJ-6GEYJ561V/?qs=sGAEpiMZZMvdGkrng054tx7%2f6%252bNA3LAJXSxOhGNhnis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68]*[.E68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5</text:p>
          </table:table-cell>
          <table:table-cell table:style-name="ce6" office:value-type="float" office:value="565">
            <text:p>565</text:p>
          </table:table-cell>
          <table:table-cell table:style-name="ce5" office:value-type="string">
            <text:p>http://de.mouser.com/ProductDetail/Xicon/292-562-RC/?qs=sGAEpiMZZMvdGkrng054t0gHKpn%2fdT0BZMbL1vl8eaA%3d</text:p>
          </table:table-cell>
          <table:table-cell table:style-name="ce8" table:formula="of:=1.19*0.035" office:value-type="currency" office:currency="EUR" office:value="0.04165">
            <text:p>0,04 €</text:p>
          </table:table-cell>
          <table:table-cell table:style-name="ce8" table:formula="of:=[.A69]*[.E69]" office:value-type="currency" office:currency="EUR" office:value="0.04165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41</text:p>
          </table:table-cell>
          <table:table-cell table:style-name="ce6" office:value-type="string">
            <text:p>1,2k</text:p>
          </table:table-cell>
          <table:table-cell table:style-name="ce5" office:value-type="string">
            <text:p>http://de.mouser.com/ProductDetail/Panasonic-Electronic-Components/ERJ-6GEYJ122V/?qs=sGAEpiMZZMvdGkrng054tx7%2f6%252bNA3LAJa1neVUN%252bHsI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70]*[.E70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X_H</text:p>
          </table:table-cell>
          <table:table-cell table:style-name="ce6" office:value-type="string">
            <text:p>1,2k</text:p>
          </table:table-cell>
          <table:table-cell table:style-name="ce5" office:value-type="string">
            <text:p>http://de.mouser.com/ProductDetail/Panasonic-Electronic-Components/ERJ-6GEYJ122V/?qs=sGAEpiMZZMvdGkrng054tx7%2f6%252bNA3LAJa1neVUN%252bHsI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71]*[.E71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SCK_H</text:p>
          </table:table-cell>
          <table:table-cell table:style-name="ce6" office:value-type="string">
            <text:p>1,2k</text:p>
          </table:table-cell>
          <table:table-cell table:style-name="ce5" office:value-type="string">
            <text:p>http://de.mouser.com/ProductDetail/Panasonic-Electronic-Components/ERJ-6GEYJ122V/?qs=sGAEpiMZZMvdGkrng054tx7%2f6%252bNA3LAJa1neVUN%252bHsI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72]*[.E72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S_H</text:p>
          </table:table-cell>
          <table:table-cell table:style-name="ce6" office:value-type="string">
            <text:p>1,2k</text:p>
          </table:table-cell>
          <table:table-cell table:style-name="ce5" office:value-type="string">
            <text:p>http://de.mouser.com/ProductDetail/Panasonic-Electronic-Components/ERJ-6GEYJ122V/?qs=sGAEpiMZZMvdGkrng054tx7%2f6%252bNA3LAJa1neVUN%252bHsI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73]*[.E73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DI_H</text:p>
          </table:table-cell>
          <table:table-cell table:style-name="ce6" office:value-type="string">
            <text:p>1,2k</text:p>
          </table:table-cell>
          <table:table-cell table:style-name="ce5" office:value-type="string">
            <text:p>http://de.mouser.com/ProductDetail/Panasonic-Electronic-Components/ERJ-6GEYJ122V/?qs=sGAEpiMZZMvdGkrng054tx7%2f6%252bNA3LAJa1neVUN%252bHsI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74]*[.E74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2</text:p>
          </table:table-cell>
          <table:table-cell table:style-name="ce6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75]*[.E75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9</text:p>
          </table:table-cell>
          <table:table-cell table:style-name="ce6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76]*[.E76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SCL_UP</text:p>
          </table:table-cell>
          <table:table-cell table:style-name="ce6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77]*[.E77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SDA_UP</text:p>
          </table:table-cell>
          <table:table-cell table:style-name="ce6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78]*[.E78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V_REF_L</text:p>
          </table:table-cell>
          <table:table-cell table:style-name="ce6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79]*[.E79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S1</text:p>
          </table:table-cell>
          <table:table-cell table:style-name="ce6" office:value-type="string">
            <text:p>15,5 R</text:p>
          </table:table-cell>
          <table:table-cell table:style-name="ce5" office:value-type="string">
            <text:p>http://de.mouser.com/ProductDetail/Xicon/292-154-RC/?qs=sGAEpiMZZMvdGkrng054txGVewebegqmFjOwg5f9Wbg%3d</text:p>
          </table:table-cell>
          <table:table-cell table:style-name="ce8" table:formula="of:=1.19* 0.035" office:value-type="currency" office:currency="EUR" office:value="0.04165">
            <text:p>0,04 €</text:p>
          </table:table-cell>
          <table:table-cell table:style-name="ce8" table:formula="of:=[.A80]*[.E80]" office:value-type="currency" office:currency="EUR" office:value="0.04165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S2</text:p>
          </table:table-cell>
          <table:table-cell table:style-name="ce6" office:value-type="string">
            <text:p>15,5 R</text:p>
          </table:table-cell>
          <table:table-cell table:style-name="ce5" office:value-type="string">
            <text:p>http://de.mouser.com/ProductDetail/Xicon/292-154-RC/?qs=sGAEpiMZZMvdGkrng054txGVewebegqmFjOwg5f9Wbg%3d</text:p>
          </table:table-cell>
          <table:table-cell table:style-name="ce8" table:formula="of:=1.19* 0.035" office:value-type="currency" office:currency="EUR" office:value="0.04165">
            <text:p>0,04 €</text:p>
          </table:table-cell>
          <table:table-cell table:style-name="ce8" table:formula="of:=[.A81]*[.E81]" office:value-type="currency" office:currency="EUR" office:value="0.04165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15</text:p>
          </table:table-cell>
          <table:table-cell table:style-name="ce6" office:value-type="string">
            <text:p>1k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82]*[.E82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16</text:p>
          </table:table-cell>
          <table:table-cell table:style-name="ce6" office:value-type="string">
            <text:p>1k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83]*[.E83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17</text:p>
          </table:table-cell>
          <table:table-cell table:style-name="ce6" office:value-type="string">
            <text:p>1k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84]*[.E84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LED_5V</text:p>
          </table:table-cell>
          <table:table-cell table:style-name="ce6" office:value-type="string">
            <text:p>1k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85]*[.E85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28</text:p>
          </table:table-cell>
          <table:table-cell table:style-name="ce6" office:value-type="string">
            <text:p>1k 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86]*[.E86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TEMP_ALERT</text:p>
          </table:table-cell>
          <table:table-cell table:style-name="ce6" office:value-type="string">
            <text:p>1k 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87]*[.E87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V_LOW</text:p>
          </table:table-cell>
          <table:table-cell table:style-name="ce6" office:value-type="string">
            <text:p>1k 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88]*[.E88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EC_L1</text:p>
          </table:table-cell>
          <table:table-cell table:style-name="ce6" office:value-type="string">
            <text:p>1k 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89]*[.E89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EC_L2</text:p>
          </table:table-cell>
          <table:table-cell table:style-name="ce6" office:value-type="string">
            <text:p>1k 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90]*[.E90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40</text:p>
          </table:table-cell>
          <table:table-cell table:style-name="ce6" office:value-type="string">
            <text:p>2,7k</text:p>
          </table:table-cell>
          <table:table-cell table:style-name="ce5" office:value-type="string">
            <text:p>http://de.mouser.com/ProductDetail/Panasonic-Electronic-Components/ERJ-6GEYJ272V/?qs=sGAEpiMZZMvdGkrng054tw5%2fFYq5P%2fDoW8nEBucUt6A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91]*[.E91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X_L</text:p>
          </table:table-cell>
          <table:table-cell table:style-name="ce6" office:value-type="string">
            <text:p>2,7k</text:p>
          </table:table-cell>
          <table:table-cell table:style-name="ce5" office:value-type="string">
            <text:p>http://de.mouser.com/ProductDetail/Panasonic-Electronic-Components/ERJ-6GEYJ272V/?qs=sGAEpiMZZMvdGkrng054tw5%2fFYq5P%2fDoW8nEBucUt6A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92]*[.E92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SCK_L</text:p>
          </table:table-cell>
          <table:table-cell table:style-name="ce6" office:value-type="string">
            <text:p>2,7k</text:p>
          </table:table-cell>
          <table:table-cell table:style-name="ce5" office:value-type="string">
            <text:p>http://de.mouser.com/ProductDetail/Panasonic-Electronic-Components/ERJ-6GEYJ272V/?qs=sGAEpiMZZMvdGkrng054tw5%2fFYq5P%2fDoW8nEBucUt6A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93]*[.E93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S_L</text:p>
          </table:table-cell>
          <table:table-cell table:style-name="ce6" office:value-type="string">
            <text:p>2,7k</text:p>
          </table:table-cell>
          <table:table-cell table:style-name="ce5" office:value-type="string">
            <text:p>http://de.mouser.com/ProductDetail/Panasonic-Electronic-Components/ERJ-6GEYJ272V/?qs=sGAEpiMZZMvdGkrng054tw5%2fFYq5P%2fDoW8nEBucUt6A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94]*[.E94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DI_L</text:p>
          </table:table-cell>
          <table:table-cell table:style-name="ce6" office:value-type="string">
            <text:p>2,7k</text:p>
          </table:table-cell>
          <table:table-cell table:style-name="ce5" office:value-type="string">
            <text:p>http://de.mouser.com/ProductDetail/Panasonic-Electronic-Components/ERJ-6GEYJ272V/?qs=sGAEpiMZZMvdGkrng054tw5%2fFYq5P%2fDoW8nEBucUt6A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95]*[.E95]" office:value-type="currency" office:currency="EUR" office:value="0.0392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V_HIGH</text:p>
          </table:table-cell>
          <table:table-cell table:style-name="ce6" office:value-type="string">
            <text:p>2k </text:p>
          </table:table-cell>
          <table:table-cell table:style-name="ce5" office:value-type="string">
            <text:p>http://de.mouser.com/ProductDetail/Panasonic-Electronic-Components/ERJ-6GEYJ202V/?qs=sGAEpiMZZMvdGkrng054tw5%2fFYq5P%2fDodVu%2fzXiSmxQ%3d</text:p>
          </table:table-cell>
          <table:table-cell table:style-name="ce8" table:formula="of:=1.19*0.03" office:value-type="currency" office:currency="EUR" office:value="0.0357">
            <text:p>0,04 €</text:p>
          </table:table-cell>
          <table:table-cell table:style-name="ce8" table:formula="of:=[.A96]*[.E96]" office:value-type="currency" office:currency="EUR" office:value="0.0357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10</text:p>
          </table:table-cell>
          <table:table-cell table:style-name="ce6" office:value-type="string">
            <text:p>5k</text:p>
          </table:table-cell>
          <table:table-cell table:style-name="ce5" office:value-type="string">
            <text:p>http://de.mouser.com/ProductDetail/Vishay-Dale/CRCW08055K00FKTA/?qs=sGAEpiMZZMvdGkrng054t2N1eCmSkoHlzYZIOhJ6Kfc%3d</text:p>
          </table:table-cell>
          <table:table-cell table:style-name="ce8" table:formula="of:=1.19*0.066" office:value-type="currency" office:currency="EUR" office:value="0.07854">
            <text:p>0,08 €</text:p>
          </table:table-cell>
          <table:table-cell table:style-name="ce8" table:formula="of:=[.A97]*[.E97]" office:value-type="currency" office:currency="EUR" office:value="0.07854">
            <text:p>0,08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DZ_DIV1</text:p>
          </table:table-cell>
          <table:table-cell table:style-name="ce6" office:value-type="string">
            <text:p>5k</text:p>
          </table:table-cell>
          <table:table-cell table:style-name="ce5" office:value-type="string">
            <text:p>http://de.mouser.com/ProductDetail/Vishay-Dale/CRCW08055K00FKTA/?qs=sGAEpiMZZMvdGkrng054t2N1eCmSkoHlzYZIOhJ6Kfc%3d</text:p>
          </table:table-cell>
          <table:table-cell table:style-name="ce8" table:formula="of:=1.19*0.066" office:value-type="currency" office:currency="EUR" office:value="0.07854">
            <text:p>0,08 €</text:p>
          </table:table-cell>
          <table:table-cell table:style-name="ce8" table:formula="of:=[.A98]*[.E98]" office:value-type="currency" office:currency="EUR" office:value="0.07854">
            <text:p>0,08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_EXT4</text:p>
          </table:table-cell>
          <table:table-cell table:style-name="ce6" office:value-type="string">
            <text:p>5k</text:p>
          </table:table-cell>
          <table:table-cell table:style-name="ce5" office:value-type="string">
            <text:p>http://de.mouser.com/ProductDetail/Vishay-Dale/CRCW08055K00FKTA/?qs=sGAEpiMZZMvdGkrng054t2N1eCmSkoHlzYZIOhJ6Kfc%3d</text:p>
          </table:table-cell>
          <table:table-cell table:style-name="ce8" table:formula="of:=1.19*0.066" office:value-type="currency" office:currency="EUR" office:value="0.07854">
            <text:p>0,08 €</text:p>
          </table:table-cell>
          <table:table-cell table:style-name="ce8" table:formula="of:=[.A99]*[.E99]" office:value-type="currency" office:currency="EUR" office:value="0.07854">
            <text:p>0,08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11</text:p>
          </table:table-cell>
          <table:table-cell table:style-name="ce6" office:value-type="string">
            <text:p>7k</text:p>
          </table:table-cell>
          <table:table-cell table:style-name="ce5" office:value-type="string">
            <text:p>http://de.mouser.com/ProductDetail/Xicon/292-715K-RC/?qs=sGAEpiMZZMvdGkrng054t9D9J%252biYiwNK1lLJgstsq4w%3d</text:p>
          </table:table-cell>
          <table:table-cell table:style-name="ce8" table:formula="of:=1.19*0.035" office:value-type="currency" office:currency="EUR" office:value="0.04165">
            <text:p>0,04 €</text:p>
          </table:table-cell>
          <table:table-cell table:style-name="ce8" table:formula="of:=[.A100]*[.E100]" office:value-type="currency" office:currency="EUR" office:value="0.04165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V_REF_H</text:p>
          </table:table-cell>
          <table:table-cell table:style-name="ce6" office:value-type="string">
            <text:p>82k</text:p>
          </table:table-cell>
          <table:table-cell table:style-name="ce5" office:value-type="string">
            <text:p>http://de.mouser.com/ProductDetail/Xicon/260-82K-RC/?qs=sGAEpiMZZMvdGkrng054t2K7laNvUZ0%252bVYe6BQbVD2o%3d</text:p>
          </table:table-cell>
          <table:table-cell table:style-name="ce8" table:formula="of:=1.19*0.035" office:value-type="currency" office:currency="EUR" office:value="0.04165">
            <text:p>0,04 €</text:p>
          </table:table-cell>
          <table:table-cell table:style-name="ce8" table:formula="of:=[.A101]*[.E101]" office:value-type="currency" office:currency="EUR" office:value="0.04165">
            <text:p>0,0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42</text:p>
          </table:table-cell>
          <table:table-cell table:style-name="ce6" office:value-type="string">
            <text:p>n.B.</text:p>
          </table:table-cell>
          <table:table-cell table:style-name="ce7" table:number-columns-repeated="2"/>
          <table:table-cell table:number-columns-repeated="4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39</text:p>
          </table:table-cell>
          <table:table-cell table:style-name="ce5" office:value-type="string">
            <text:p>n.b.</text:p>
          </table:table-cell>
          <table:table-cell table:style-name="ce7" table:number-columns-repeated="2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style-name="ce3" office:value-type="string" table:number-columns-spanned="6" table:number-rows-spanned="1">
            <text:p>LEDs Bauform soweit nicht anders angegeben 0805 </text:p>
          </table:table-cell>
          <table:covered-table-cell table:number-columns-repeated="5"/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D10</text:p>
          </table:table-cell>
          <table:table-cell table:style-name="ce5" office:value-type="string">
            <text:p>Green LED</text:p>
          </table:table-cell>
          <table:table-cell table:style-name="ce5" office:value-type="string">
            <text:p>https://de.mouser.com/Search/ProductDetail.aspx?R=598-8160-107Fvirtualkey64500000virtualkey645-598-8160-107F</text:p>
          </table:table-cell>
          <table:table-cell table:style-name="ce8" table:formula="of:=1.19*0.074" office:value-type="currency" office:currency="EUR" office:value="0.08806">
            <text:p>0,09 €</text:p>
          </table:table-cell>
          <table:table-cell table:style-name="ce8" table:formula="of:=[.A107]*[.E107]" office:value-type="currency" office:currency="EUR" office:value="0.08806">
            <text:p>0,09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D11</text:p>
          </table:table-cell>
          <table:table-cell table:style-name="ce5" office:value-type="string">
            <text:p>Blue LED ?</text:p>
          </table:table-cell>
          <table:table-cell table:style-name="ce5" office:value-type="string">
            <text:p>https://de.mouser.com/Search/ProductDetail.aspx?R=598-8191-107Fvirtualkey64500000virtualkey645-598-8191-107F</text:p>
          </table:table-cell>
          <table:table-cell table:style-name="ce8" table:formula="of:=1.19*0.264" office:value-type="currency" office:currency="EUR" office:value="0.31416">
            <text:p>0,31 €</text:p>
          </table:table-cell>
          <table:table-cell table:style-name="ce8" table:formula="of:=[.A108]*[.E108]" office:value-type="currency" office:currency="EUR" office:value="0.31416">
            <text:p>0,31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D3</text:p>
          </table:table-cell>
          <table:table-cell table:style-name="ce5" office:value-type="string">
            <text:p>Red LED ?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8" table:formula="of:=1.19*0.083" office:value-type="currency" office:currency="EUR" office:value="0.09877">
            <text:p>0,10 €</text:p>
          </table:table-cell>
          <table:table-cell table:style-name="ce8" table:formula="of:=[.A109]*[.E109]" office:value-type="currency" office:currency="EUR" office:value="0.09877">
            <text:p>0,10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D4</text:p>
          </table:table-cell>
          <table:table-cell table:style-name="ce5" office:value-type="string">
            <text:p>Red L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8" table:formula="of:=1.19*0.083" office:value-type="currency" office:currency="EUR" office:value="0.09877">
            <text:p>0,10 €</text:p>
          </table:table-cell>
          <table:table-cell table:style-name="ce8" table:formula="of:=[.A110]*[.E110]" office:value-type="currency" office:currency="EUR" office:value="0.09877">
            <text:p>0,10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D5</text:p>
          </table:table-cell>
          <table:table-cell table:style-name="ce5" office:value-type="string">
            <text:p>Blue LED</text:p>
          </table:table-cell>
          <table:table-cell table:style-name="ce5" office:value-type="string">
            <text:p>https://de.mouser.com/Search/ProductDetail.aspx?R=598-8191-107Fvirtualkey64500000virtualkey645-598-8191-107F</text:p>
          </table:table-cell>
          <table:table-cell table:style-name="ce8" table:formula="of:=1.19*0.264" office:value-type="currency" office:currency="EUR" office:value="0.31416">
            <text:p>0,31 €</text:p>
          </table:table-cell>
          <table:table-cell table:style-name="ce8" table:formula="of:=[.A111]*[.E111]" office:value-type="currency" office:currency="EUR" office:value="0.31416">
            <text:p>0,31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GPS_FIX</text:p>
          </table:table-cell>
          <table:table-cell table:style-name="ce5" office:value-type="string">
            <text:p>Red L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8" table:formula="of:=1.19*0.083" office:value-type="currency" office:currency="EUR" office:value="0.09877">
            <text:p>0,10 €</text:p>
          </table:table-cell>
          <table:table-cell table:style-name="ce8" table:formula="of:=[.A112]*[.E112]" office:value-type="currency" office:currency="EUR" office:value="0.09877">
            <text:p>0,10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GR_BL_L</text:p>
          </table:table-cell>
          <table:table-cell table:style-name="ce5" office:value-type="string">
            <text:p>Green LED</text:p>
          </table:table-cell>
          <table:table-cell table:style-name="ce5" office:value-type="string">
            <text:p>https://de.mouser.com/Search/ProductDetail.aspx?R=598-8160-107Fvirtualkey64500000virtualkey645-598-8160-107F</text:p>
          </table:table-cell>
          <table:table-cell table:style-name="ce8" table:formula="of:=1.19*0.074" office:value-type="currency" office:currency="EUR" office:value="0.08806">
            <text:p>0,09 €</text:p>
          </table:table-cell>
          <table:table-cell table:style-name="ce8" table:formula="of:=[.A113]*[.E113]" office:value-type="currency" office:currency="EUR" office:value="0.08806">
            <text:p>0,09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GR_BLR</text:p>
          </table:table-cell>
          <table:table-cell table:style-name="ce5" office:value-type="string">
            <text:p>Green LED</text:p>
          </table:table-cell>
          <table:table-cell table:style-name="ce5" office:value-type="string">
            <text:p>https://de.mouser.com/Search/ProductDetail.aspx?R=598-8160-107Fvirtualkey64500000virtualkey645-598-8160-107F</text:p>
          </table:table-cell>
          <table:table-cell table:style-name="ce8" table:formula="of:=1.19*0.074" office:value-type="currency" office:currency="EUR" office:value="0.08806">
            <text:p>0,09 €</text:p>
          </table:table-cell>
          <table:table-cell table:style-name="ce8" table:formula="of:=[.A114]*[.E114]" office:value-type="currency" office:currency="EUR" office:value="0.08806">
            <text:p>0,09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GR_N</text:p>
          </table:table-cell>
          <table:table-cell table:style-name="ce5" office:value-type="string">
            <text:p>Green LED</text:p>
          </table:table-cell>
          <table:table-cell table:style-name="ce5" office:value-type="string">
            <text:p>https://de.mouser.com/Search/ProductDetail.aspx?R=598-8160-107Fvirtualkey64500000virtualkey645-598-8160-107F</text:p>
          </table:table-cell>
          <table:table-cell table:style-name="ce8" table:formula="of:=1.19*0.074" office:value-type="currency" office:currency="EUR" office:value="0.08806">
            <text:p>0,09 €</text:p>
          </table:table-cell>
          <table:table-cell table:style-name="ce8" table:formula="of:=[.A115]*[.E115]" office:value-type="currency" office:currency="EUR" office:value="0.08806">
            <text:p>0,09 €</text:p>
          </table:table-cell>
          <table:table-cell table:number-columns-repeated="3"/>
        </table:table-row>
        <table:table-row table:style-name="ro3">
          <table:table-cell table:style-name="ce4" office:value-type="float" office:value="7">
            <text:p>7</text:p>
          </table:table-cell>
          <table:table-cell table:style-name="ce5" office:value-type="string">
            <text:p>L1,L2,L3,L4,L5,L6,L7</text:p>
          </table:table-cell>
          <table:table-cell table:style-name="ce5" office:value-type="string">
            <text:p>RGBLED</text:p>
          </table:table-cell>
          <table:table-cell table:style-name="ce5" office:value-type="string">
            <text:p>http://de.mouser.com/ProductDetail/OSRAM-Opto-Semiconductors/LRTBGFTM-ST7-1+VV9-29+Q5R/?qs=sGAEpiMZZMtEjy7lsqBi5dRYf4FN5td3GgplTFGf7Zc%3d</text:p>
          </table:table-cell>
          <table:table-cell table:style-name="ce8" table:formula="of:=1.19*0.553" office:value-type="currency" office:currency="EUR" office:value="0.65807">
            <text:p>0,66 €</text:p>
          </table:table-cell>
          <table:table-cell table:style-name="ce8" table:formula="of:=[.A116]*[.E116]" office:value-type="currency" office:currency="EUR" office:value="4.60649">
            <text:p>4,61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PWR_LED</text:p>
          </table:table-cell>
          <table:table-cell table:style-name="ce5" office:value-type="string">
            <text:p>Red L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8" table:formula="of:=1.19*0.083" office:value-type="currency" office:currency="EUR" office:value="0.09877">
            <text:p>0,10 €</text:p>
          </table:table-cell>
          <table:table-cell table:style-name="ce8" table:formula="of:=[.A117]*[.E117]" office:value-type="currency" office:currency="EUR" office:value="0.09877">
            <text:p>0,10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BL_HB</text:p>
          </table:table-cell>
          <table:table-cell table:style-name="ce5" office:value-type="string">
            <text:p>Blue LED</text:p>
          </table:table-cell>
          <table:table-cell table:style-name="ce5" office:value-type="string">
            <text:p>https://de.mouser.com/Search/ProductDetail.aspx?R=598-8191-107Fvirtualkey64500000virtualkey645-598-8191-107F</text:p>
          </table:table-cell>
          <table:table-cell table:style-name="ce8" table:formula="of:=1.19*0.264" office:value-type="currency" office:currency="EUR" office:value="0.31416">
            <text:p>0,31 €</text:p>
          </table:table-cell>
          <table:table-cell table:style-name="ce8" table:formula="of:=[.A118]*[.E118]" office:value-type="currency" office:currency="EUR" office:value="0.31416">
            <text:p>0,31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E_OIL</text:p>
          </table:table-cell>
          <table:table-cell table:style-name="ce5" office:value-type="string">
            <text:p>Red L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8" table:formula="of:=1.19*0.083" office:value-type="currency" office:currency="EUR" office:value="0.09877">
            <text:p>0,10 €</text:p>
          </table:table-cell>
          <table:table-cell table:style-name="ce8" table:formula="of:=[.A119]*[.E119]" office:value-type="currency" office:currency="EUR" office:value="0.09877">
            <text:p>0,10 €</text:p>
          </table:table-cell>
          <table:table-cell table:number-columns-repeated="3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style-name="ce3" office:value-type="string" table:number-columns-spanned="6" table:number-rows-spanned="1">
            <text:p>Dioden</text:p>
          </table:table-cell>
          <table:covered-table-cell table:number-columns-repeated="5"/>
          <table:table-cell table:number-columns-repeated="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5" office:value-type="string">
            <text:p>D6</text:p>
          </table:table-cell>
          <table:table-cell table:style-name="ce5" office:value-type="string">
            <text:p>20V-Zdiode</text:p>
          </table:table-cell>
          <table:table-cell table:style-name="ce5" office:value-type="string">
            <text:p>http://de.mouser.com/ProductDetail/Vishay-Semiconductors/SMBZ5932B-E3-52/?qs=sGAEpiMZZMstCHp3EWKGl1EkEk9bRQ8ESkfp5BWHGIk%3d</text:p>
          </table:table-cell>
          <table:table-cell table:style-name="ce8" table:formula="of:=1.19*0.314" office:value-type="currency" office:currency="EUR" office:value="0.37366">
            <text:p>0,37 €</text:p>
          </table:table-cell>
          <table:table-cell table:style-name="ce8" table:formula="of:=[.A123]*[.E123]" office:value-type="currency" office:currency="EUR" office:value="0.37366">
            <text:p>0,37 €</text:p>
          </table:table-cell>
          <table:table-cell table:number-columns-repeated="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5" office:value-type="string">
            <text:p>D18</text:p>
          </table:table-cell>
          <table:table-cell table:style-name="ce5" office:value-type="string">
            <text:p>20V-Zdiode</text:p>
          </table:table-cell>
          <table:table-cell table:style-name="ce5" office:value-type="string">
            <text:p>http://de.mouser.com/ProductDetail/Vishay-Semiconductors/BZT55C22-GS18/?qs=sGAEpiMZZMstCHp3EWKGl1tP683WM1O4%252blFD0Lr4TFQ%3d</text:p>
          </table:table-cell>
          <table:table-cell table:style-name="ce8" table:formula="of:=1.19*0.314" office:value-type="currency" office:currency="EUR" office:value="0.37366">
            <text:p>0,37 €</text:p>
          </table:table-cell>
          <table:table-cell table:style-name="ce8" table:formula="of:=[.A124]*[.E124]" office:value-type="currency" office:currency="EUR" office:value="0.37366">
            <text:p>0,37 €</text:p>
          </table:table-cell>
          <table:table-cell table:number-columns-repeated="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5" office:value-type="string">
            <text:p>D19</text:p>
          </table:table-cell>
          <table:table-cell table:style-name="ce5" office:value-type="string">
            <text:p>20V-Zdiode</text:p>
          </table:table-cell>
          <table:table-cell table:style-name="ce5" office:value-type="string">
            <text:p>http://de.mouser.com/ProductDetail/Vishay-Semiconductors/BZT55C22-GS18/?qs=sGAEpiMZZMstCHp3EWKGl1tP683WM1O4%252blFD0Lr4TFQ%3d</text:p>
          </table:table-cell>
          <table:table-cell table:style-name="ce8" table:formula="of:=1.19*0.314" office:value-type="currency" office:currency="EUR" office:value="0.37366">
            <text:p>0,37 €</text:p>
          </table:table-cell>
          <table:table-cell table:style-name="ce8" table:formula="of:=[.A125]*[.E125]" office:value-type="currency" office:currency="EUR" office:value="0.37366">
            <text:p>0,37 €</text:p>
          </table:table-cell>
          <table:table-cell table:number-columns-repeated="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5" office:value-type="string">
            <text:p>D45</text:p>
          </table:table-cell>
          <table:table-cell table:style-name="ce5" office:value-type="string">
            <text:p>1SMB5936</text:p>
          </table:table-cell>
          <table:table-cell table:style-name="ce5" office:value-type="string">
            <text:p>http://de.mouser.com/ProductDetail/Taiwan-Semiconductor/1SMB5936/?qs=sGAEpiMZZMstCHp3EWKGlyJsG336mKN7iGDWQsQNgUk%3d</text:p>
          </table:table-cell>
          <table:table-cell table:style-name="ce8" table:formula="of:=1.19*0.239" office:value-type="currency" office:currency="EUR" office:value="0.28441">
            <text:p>0,28 €</text:p>
          </table:table-cell>
          <table:table-cell table:style-name="ce8" table:formula="of:=[.A126]*[.E126]" office:value-type="currency" office:currency="EUR" office:value="0.28441">
            <text:p>0,28 €</text:p>
          </table:table-cell>
          <table:table-cell table:number-columns-repeated="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5" office:value-type="string">
            <text:p>D14</text:p>
          </table:table-cell>
          <table:table-cell table:style-name="ce5" office:value-type="string">
            <text:p>SS24</text:p>
          </table:table-cell>
          <table:table-cell table:style-name="ce5" office:value-type="string">
            <text:p>http://de.mouser.com/ProductDetail/Fairchild-Semiconductor/SS24/?qs=sGAEpiMZZMs0LZZU6IgSfpGmLMcsloeXByWUHquFTMI%3d</text:p>
          </table:table-cell>
          <table:table-cell table:style-name="ce8" table:formula="of:=1.19*0.289" office:value-type="currency" office:currency="EUR" office:value="0.34391">
            <text:p>0,34 €</text:p>
          </table:table-cell>
          <table:table-cell table:style-name="ce8" table:formula="of:=[.A127]*[.E127]" office:value-type="currency" office:currency="EUR" office:value="0.34391">
            <text:p>0,34 €</text:p>
          </table:table-cell>
          <table:table-cell table:number-columns-repeated="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5" office:value-type="string">
            <text:p>D15</text:p>
          </table:table-cell>
          <table:table-cell table:style-name="ce5" office:value-type="string">
            <text:p>SS24</text:p>
          </table:table-cell>
          <table:table-cell table:style-name="ce5" office:value-type="string">
            <text:p>http://de.mouser.com/ProductDetail/Fairchild-Semiconductor/SS24/?qs=sGAEpiMZZMs0LZZU6IgSfpGmLMcsloeXByWUHquFTMI%3d</text:p>
          </table:table-cell>
          <table:table-cell table:style-name="ce8" table:formula="of:=1.19*0.289" office:value-type="currency" office:currency="EUR" office:value="0.34391">
            <text:p>0,34 €</text:p>
          </table:table-cell>
          <table:table-cell table:style-name="ce8" table:formula="of:=[.A128]*[.E128]" office:value-type="currency" office:currency="EUR" office:value="0.34391">
            <text:p>0,34 €</text:p>
          </table:table-cell>
          <table:table-cell table:number-columns-repeated="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5" office:value-type="string">
            <text:p>D17</text:p>
          </table:table-cell>
          <table:table-cell table:style-name="ce5" office:value-type="string">
            <text:p>SS24</text:p>
          </table:table-cell>
          <table:table-cell table:style-name="ce5" office:value-type="string">
            <text:p>http://de.mouser.com/ProductDetail/Fairchild-Semiconductor/SS24/?qs=sGAEpiMZZMs0LZZU6IgSfpGmLMcsloeXByWUHquFTMI%3d</text:p>
          </table:table-cell>
          <table:table-cell table:style-name="ce8" table:formula="of:=1.19*0.289" office:value-type="currency" office:currency="EUR" office:value="0.34391">
            <text:p>0,34 €</text:p>
          </table:table-cell>
          <table:table-cell table:style-name="ce8" table:formula="of:=[.A129]*[.E129]" office:value-type="currency" office:currency="EUR" office:value="0.34391">
            <text:p>0,34 €</text:p>
          </table:table-cell>
          <table:table-cell table:number-columns-repeated="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5" office:value-type="string">
            <text:p>D7</text:p>
          </table:table-cell>
          <table:table-cell table:style-name="ce5" office:value-type="string">
            <text:p>SS24</text:p>
          </table:table-cell>
          <table:table-cell table:style-name="ce5" office:value-type="string">
            <text:p>http://de.mouser.com/ProductDetail/Fairchild-Semiconductor/SS24/?qs=sGAEpiMZZMs0LZZU6IgSfpGmLMcsloeXByWUHquFTMI%3d</text:p>
          </table:table-cell>
          <table:table-cell table:style-name="ce8" table:formula="of:=1.19*0.289" office:value-type="currency" office:currency="EUR" office:value="0.34391">
            <text:p>0,34 €</text:p>
          </table:table-cell>
          <table:table-cell table:style-name="ce8" table:formula="of:=[.A130]*[.E130]" office:value-type="currency" office:currency="EUR" office:value="0.34391">
            <text:p>0,34 €</text:p>
          </table:table-cell>
          <table:table-cell table:number-columns-repeated="3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style-name="ce3" office:value-type="string" table:number-columns-spanned="6" table:number-rows-spanned="1">
            <text:p>Sonstige Bauteile</text:p>
          </table:table-cell>
          <table:covered-table-cell table:number-columns-repeated="5"/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TMP102AIDRLT</text:p>
          </table:table-cell>
          <table:table-cell table:style-name="ce5" office:value-type="string">
            <text:p>TempSensor</text:p>
          </table:table-cell>
          <table:table-cell table:style-name="ce5" office:value-type="string">
            <text:p>http://de.mouser.com/ProductDetail/Texas-Instruments/TMP102AIDRLR/?qs=sGAEpiMZZMucenltShoSnvcH4kNLTJOgHTHoYSKuTBo%3d</text:p>
          </table:table-cell>
          <table:table-cell table:style-name="ce8" table:formula="of:=1.19*3.2" office:value-type="currency" office:currency="EUR" office:value="3.808">
            <text:p>3,81 €</text:p>
          </table:table-cell>
          <table:table-cell table:style-name="ce8" table:formula="of:=[.A134]*[.E134]" office:value-type="currency" office:currency="EUR" office:value="3.808">
            <text:p>3,81 €</text:p>
          </table:table-cell>
          <table:table-cell table:number-columns-repeated="3"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5" office:value-type="string">
            <text:p>T1,T2,T3</text:p>
          </table:table-cell>
          <table:table-cell table:style-name="ce5" office:value-type="string">
            <text:p>2N7002BKW,115</text:p>
          </table:table-cell>
          <table:table-cell table:style-name="ce5" office:value-type="string">
            <text:p>http://de.mouser.com/ProductDetail/NXP-Semiconductors/2N7002BKW115/?qs=sGAEpiMZZMv4eh0jmGe02ysUrjeQFOta5JGI1XFmH2Y%3d</text:p>
          </table:table-cell>
          <table:table-cell table:style-name="ce8" table:formula="of:=1.19*0.052" office:value-type="currency" office:currency="EUR" office:value="0.06188">
            <text:p>0,06 €</text:p>
          </table:table-cell>
          <table:table-cell table:style-name="ce8" table:formula="of:=[.A135]*[.E135]" office:value-type="currency" office:currency="EUR" office:value="0.18564">
            <text:p>0,19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ST2</text:p>
          </table:table-cell>
          <table:table-cell table:style-name="ce5" office:value-type="string">
            <text:p>Micro SD Sockel</text:p>
          </table:table-cell>
          <table:table-cell table:style-name="ce5" office:value-type="string">
            <text:p>https://de.mouser.com/Search/ProductDetail.aspx?R=SCHD1A0101virtualkey68800000virtualkey688-SCHD1A0101</text:p>
          </table:table-cell>
          <table:table-cell table:style-name="ce8" table:formula="of:=1.19*1.05" office:value-type="currency" office:currency="EUR" office:value="1.2495">
            <text:p>1,25 €</text:p>
          </table:table-cell>
          <table:table-cell table:style-name="ce8" table:formula="of:=[.A136]*[.E136]" office:value-type="currency" office:currency="EUR" office:value="1.2495">
            <text:p>1,25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IC1</text:p>
          </table:table-cell>
          <table:table-cell table:style-name="ce5" office:value-type="string">
            <text:p>Schmitttrigger</text:p>
          </table:table-cell>
          <table:table-cell table:style-name="ce5" office:value-type="string">
            <text:p>http://de.mouser.com/ProductDetail/Texas-Instruments/CD4093BNSRG4/?qs=sGAEpiMZZMtMa9lbYwD6ZBohDQbaYMAatUD0lxbTcDM%3d</text:p>
          </table:table-cell>
          <table:table-cell table:style-name="ce8" table:formula="of:=1.19*0.44" office:value-type="currency" office:currency="EUR" office:value="0.5236">
            <text:p>0,52 €</text:p>
          </table:table-cell>
          <table:table-cell table:style-name="ce8" table:formula="of:=[.A137]*[.E137]" office:value-type="currency" office:currency="EUR" office:value="0.5236">
            <text:p>0,52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IC12</text:p>
          </table:table-cell>
          <table:table-cell table:style-name="ce5" office:value-type="string">
            <text:p>NJM3773FM2</text:p>
          </table:table-cell>
          <table:table-cell table:style-name="ce5" office:value-type="string">
            <text:p>https://de.mouser.com/Search/ProductDetail.aspx?R=NJM3773FM2virtualkey51310000virtualkey513-NJM3773FM2</text:p>
          </table:table-cell>
          <table:table-cell table:style-name="ce8" table:formula="of:=1.19*2.99" office:value-type="currency" office:currency="EUR" office:value="3.5581">
            <text:p>3,56 €</text:p>
          </table:table-cell>
          <table:table-cell table:style-name="ce8" table:formula="of:=[.A138]*[.E138]" office:value-type="currency" office:currency="EUR" office:value="3.5581">
            <text:p>3,56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IC2</text:p>
          </table:table-cell>
          <table:table-cell table:style-name="ce5" office:value-type="string">
            <text:p>Atmega8</text:p>
          </table:table-cell>
          <table:table-cell table:style-name="ce5" office:value-type="string">
            <text:p>http://de.mouser.com/ProductDetail/Atmel/ATMEGA88PA-AU/?qs=sGAEpiMZZMuejTFqD3Nt%252bOPjs0BY82XT</text:p>
          </table:table-cell>
          <table:table-cell table:style-name="ce8" table:formula="of:=2.1*1.19" office:value-type="currency" office:currency="EUR" office:value="2.499">
            <text:p>2,50 €</text:p>
          </table:table-cell>
          <table:table-cell table:style-name="ce8" table:formula="of:=[.A139]*[.E139]" office:value-type="currency" office:currency="EUR" office:value="2.499">
            <text:p>2,50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IC4</text:p>
          </table:table-cell>
          <table:table-cell table:style-name="ce5" office:value-type="string">
            <text:p>Prozessor</text:p>
          </table:table-cell>
          <table:table-cell table:style-name="ce5" office:value-type="string">
            <text:p>http://de.mouser.com/ProductDetail/Atmel/ATmega2560-16AU/?qs=sGAEpiMZZMtkfMPOFRTOl4TPj%252bk4h3O1</text:p>
          </table:table-cell>
          <table:table-cell table:style-name="ce8" table:formula="of:=14.52*1.2" office:value-type="currency" office:currency="EUR" office:value="17.424">
            <text:p>17,42 €</text:p>
          </table:table-cell>
          <table:table-cell table:style-name="ce8" table:formula="of:=[.A140]*[.E140]" office:value-type="currency" office:currency="EUR" office:value="17.424">
            <text:p>17,42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GPS</text:p>
          </table:table-cell>
          <table:table-cell table:style-name="ce5" office:value-type="string">
            <text:p>Mttrallala</text:p>
          </table:table-cell>
          <table:table-cell table:style-name="ce5" office:value-type="string">
            <text:p>http://shop.trenz-electronic.de/catalog/product_info.php?cPath=105_139&amp;products_id=1000</text:p>
          </table:table-cell>
          <table:table-cell table:style-name="ce8" table:formula="of:=19.1+4" office:value-type="currency" office:currency="EUR" office:value="23.1">
            <text:p>23,10 €</text:p>
          </table:table-cell>
          <table:table-cell table:style-name="ce8" table:formula="of:=[.A141]*[.E141]" office:value-type="currency" office:currency="EUR" office:value="23.1">
            <text:p>23,10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NHD_2.7</text:p>
          </table:table-cell>
          <table:table-cell table:style-name="ce5" office:value-type="string">
            <text:p>Display</text:p>
          </table:table-cell>
          <table:table-cell table:style-name="ce5" office:value-type="string">
            <text:p>http://de.mouser.com/Search/ProductDetail.aspx?R=NHD-2.7-12864UCY3virtualkey66010000virtualkey763-2.7-12864UCY3</text:p>
          </table:table-cell>
          <table:table-cell table:style-name="ce8" table:formula="of:=1.19*28.05" office:value-type="currency" office:currency="EUR" office:value="33.3795">
            <text:p>33,38 €</text:p>
          </table:table-cell>
          <table:table-cell table:style-name="ce8" table:formula="of:=[.A142]*[.E142]" office:value-type="currency" office:currency="EUR" office:value="33.3795">
            <text:p>33,38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BTM222</text:p>
          </table:table-cell>
          <table:table-cell table:style-name="ce5" office:value-type="string">
            <text:p>Bluetooth</text:p>
          </table:table-cell>
          <table:table-cell table:style-name="ce5" office:value-type="string">
            <text:p>ebay</text:p>
          </table:table-cell>
          <table:table-cell table:style-name="ce8" office:value-type="currency" office:currency="EUR" office:value="13.5">
            <text:p>13,50 €</text:p>
          </table:table-cell>
          <table:table-cell table:style-name="ce8" table:formula="of:=[.A143]*[.E143]" office:value-type="currency" office:currency="EUR" office:value="13.5">
            <text:p>13,50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16Mhz</text:p>
          </table:table-cell>
          <table:table-cell table:style-name="ce5" office:value-type="string">
            <text:p>Quarz</text:p>
          </table:table-cell>
          <table:table-cell table:style-name="ce5" office:value-type="string">
            <text:p>http://de.mouser.com/ProductDetail/ABRACON/ABLS-16000MHZ-B4-T/?qs=sGAEpiMZZMsBj6bBr9Q9afotFnKtdEDA7ZIrgzeEC8Q%3d</text:p>
          </table:table-cell>
          <table:table-cell table:style-name="ce8" table:formula="of:=0.34*2.05" office:value-type="currency" office:currency="EUR" office:value="0.697">
            <text:p>0,70 €</text:p>
          </table:table-cell>
          <table:table-cell table:style-name="ce8" table:formula="of:=[.A144]*[.E144]" office:value-type="currency" office:currency="EUR" office:value="0.697">
            <text:p>0,70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DCDC53.3</text:p>
          </table:table-cell>
          <table:table-cell table:style-name="ce5" office:value-type="string">
            <text:p>AP1117E33G</text:p>
          </table:table-cell>
          <table:table-cell table:style-name="ce5" office:value-type="string">
            <text:p>http://de.mouser.com/ProductDetail/Diodes-Inc/AP1117E33G-13/?qs=sGAEpiMZZMsGz1a6aV8DcBongxLutZaODvyeB%2fW9Bgc%3d</text:p>
          </table:table-cell>
          <table:table-cell table:style-name="ce8" table:formula="of:=0.363*1.19" office:value-type="currency" office:currency="EUR" office:value="0.43197">
            <text:p>0,43 €</text:p>
          </table:table-cell>
          <table:table-cell table:style-name="ce8" table:formula="of:=[.A145]*[.E145]" office:value-type="currency" office:currency="EUR" office:value="0.43197">
            <text:p>0,43 €</text:p>
          </table:table-cell>
          <table:table-cell table:number-columns-repeated="3"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5" office:value-type="string">
            <text:p>5V_F,12V_F1</text:p>
          </table:table-cell>
          <table:table-cell table:style-name="ce5" office:value-type="string">
            <text:p>Polyfuse, 1.0 A</text:p>
          </table:table-cell>
          <table:table-cell table:style-name="ce5" office:value-type="string">
            <text:p>http://de.mouser.com/ProductDetail/Littelfuse/72R050XU/?qs=sGAEpiMZZMu7EFbsM1w0nYqj83OvMWW8AHhRQEUj9io%3d</text:p>
          </table:table-cell>
          <table:table-cell table:style-name="ce8" table:formula="of:=1.19*0.231" office:value-type="currency" office:currency="EUR" office:value="0.27489">
            <text:p>0,27 €</text:p>
          </table:table-cell>
          <table:table-cell table:style-name="ce8" table:formula="of:=[.A146]*[.E146]" office:value-type="currency" office:currency="EUR" office:value="0.54978">
            <text:p>0,55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BAT</text:p>
          </table:table-cell>
          <table:table-cell table:style-name="ce5" office:value-type="string">
            <text:p>Batterie für RTC</text:p>
          </table:table-cell>
          <table:table-cell table:style-name="ce5" office:value-type="string">
            <text:p>http://de.mouser.com/ProductDetail/Renata/CR2016-MFRTS/?qs=sGAEpiMZZMuauSEoLDNvSu7sAmakP0ZEzrmnmvSYEgo%3d</text:p>
          </table:table-cell>
          <table:table-cell table:style-name="ce8" table:formula="of:=0.82*1.19" office:value-type="currency" office:currency="EUR" office:value="0.9758">
            <text:p>0,98 €</text:p>
          </table:table-cell>
          <table:table-cell table:style-name="ce8" table:formula="of:=[.A147]*[.E147]" office:value-type="currency" office:currency="EUR" office:value="0.9758">
            <text:p>0,98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BAT_CLIP</text:p>
          </table:table-cell>
          <table:table-cell table:style-name="ce5" office:value-type="string">
            <text:p>Batteriehalter</text:p>
          </table:table-cell>
          <table:table-cell table:style-name="ce5" office:value-type="string">
            <text:p>http://de.mouser.com/ProductDetail/Keystone-Electronics/3000TR/?qs=sGAEpiMZZMupuRtfu7GC%252beGJ107FIWf8f6Iz%2f7PG2SQ%3d</text:p>
          </table:table-cell>
          <table:table-cell table:style-name="ce8" table:formula="of:=1.19*0.546" office:value-type="currency" office:currency="EUR" office:value="0.64974">
            <text:p>0,65 €</text:p>
          </table:table-cell>
          <table:table-cell table:style-name="ce8" table:formula="of:=[.A148]*[.E148]" office:value-type="currency" office:currency="EUR" office:value="0.64974">
            <text:p>0,65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-7805-1.0</text:p>
          </table:table-cell>
          <table:table-cell table:style-name="ce5" office:value-type="string">
            <text:p>DC/DC Wandler</text:p>
          </table:table-cell>
          <table:table-cell table:style-name="ce5" office:value-type="string">
            <text:p>http://de.mouser.com/ProductDetail/RECOM-Power/R-7850-10/?qs=sGAEpiMZZMtwaiKVUtQsNS6SOjapLQbCfq8onaCYCcc%3d</text:p>
          </table:table-cell>
          <table:table-cell table:style-name="ce8" table:formula="of:=1.2*6.45" office:value-type="currency" office:currency="EUR" office:value="7.74">
            <text:p>7,74 €</text:p>
          </table:table-cell>
          <table:table-cell table:style-name="ce8" table:formula="of:=[.A149]*[.E149]" office:value-type="currency" office:currency="EUR" office:value="7.74">
            <text:p>7,74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S1</text:p>
          </table:table-cell>
          <table:table-cell table:style-name="ce5" office:value-type="string">
            <text:p>Simpler Reset Taster</text:p>
          </table:table-cell>
          <table:table-cell table:style-name="ce5" office:value-type="string">
            <text:p>https://de.mouser.com/Search/ProductDetail.aspx?R=101-0364-EVvirtualkey12040000virtualkey101-0364-EV</text:p>
          </table:table-cell>
          <table:table-cell table:style-name="ce8" table:formula="of:=0.211*1.19" office:value-type="currency" office:currency="EUR" office:value="0.25109">
            <text:p>0,25 €</text:p>
          </table:table-cell>
          <table:table-cell table:style-name="ce8" table:formula="of:=[.A150]*[.E150]" office:value-type="currency" office:currency="EUR" office:value="0.25109">
            <text:p>0,25 €</text:p>
          </table:table-cell>
          <table:table-cell table:number-columns-repeated="3"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5" office:value-type="string">
            <text:p>S6,S7,S8,S9</text:p>
          </table:table-cell>
          <table:table-cell table:style-name="ce5" office:value-type="string">
            <text:p>Richtungs Taster</text:p>
          </table:table-cell>
          <table:table-cell table:style-name="ce5" office:value-type="string">
            <text:p>https://de.mouser.com/Search/ProductDetail.aspx?R=101-0464-EVvirtualkey12040000virtualkey101-0464-EV</text:p>
          </table:table-cell>
          <table:table-cell table:style-name="ce8" table:formula="of:=1.19*0.229" office:value-type="currency" office:currency="EUR" office:value="0.27251">
            <text:p>0,27 €</text:p>
          </table:table-cell>
          <table:table-cell table:style-name="ce8" table:formula="of:=[.A151]*[.E151]" office:value-type="currency" office:currency="EUR" office:value="1.09004">
            <text:p>1,09 €</text:p>
          </table:table-cell>
          <table:table-cell table:number-columns-repeated="3"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5" office:value-type="string">
            <text:p>JP1,JP2</text:p>
          </table:table-cell>
          <table:table-cell table:style-name="ce5" office:value-type="string">
            <text:p>2x3 Stiftleiste</text:p>
          </table:table-cell>
          <table:table-cell table:style-name="ce5" office:value-type="string">
            <text:p>http://de.mouser.com/ProductDetail/Harwin/M20-9980346/?qs=sGAEpiMZZMtsLRyDR9nM1%252bmess1WSkgVWfxa2%2fK5GZY%3d</text:p>
          </table:table-cell>
          <table:table-cell table:style-name="ce8" table:formula="of:=1.19*0.25" office:value-type="currency" office:currency="EUR" office:value="0.2975">
            <text:p>0,30 €</text:p>
          </table:table-cell>
          <table:table-cell table:style-name="ce8" table:formula="of:=[.A152]*[.E152]" office:value-type="currency" office:currency="EUR" office:value="0.595">
            <text:p>0,60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NHD_2.7</text:p>
          </table:table-cell>
          <table:table-cell table:style-name="ce5" office:value-type="string">
            <text:p>1x20 Stiftleiste</text:p>
          </table:table-cell>
          <table:table-cell table:style-name="ce5" office:value-type="string">
            <text:p>http://de.mouser.com/ProductDetail/FCI/68001-420HLF/?qs=sGAEpiMZZMtsLRyDR9nM1w6nqlNYS%252bmLdGRVSwRU3UM%3d</text:p>
          </table:table-cell>
          <table:table-cell table:style-name="ce8" table:formula="of:=0.39*1.19" office:value-type="currency" office:currency="EUR" office:value="0.4641">
            <text:p>0,46 €</text:p>
          </table:table-cell>
          <table:table-cell table:style-name="ce8" table:formula="of:=[.A153]*[.E153]" office:value-type="currency" office:currency="EUR" office:value="0.4641">
            <text:p>0,46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TX</text:p>
          </table:table-cell>
          <table:table-cell table:style-name="ce5" office:value-type="string">
            <text:p>1x2 Stiftleiste</text:p>
          </table:table-cell>
          <table:table-cell table:style-name="ce5" office:value-type="string">
            <text:p>http://de.mouser.com/ProductDetail/Molex/22-28-5020/?qs=sGAEpiMZZMtsLRyDR9nM1xLIxIpBOgV0bdXNdjSfe88%3d</text:p>
          </table:table-cell>
          <table:table-cell table:style-name="ce8" table:formula="of:=1.19*0.082" office:value-type="currency" office:currency="EUR" office:value="0.09758">
            <text:p>0,10 €</text:p>
          </table:table-cell>
          <table:table-cell table:style-name="ce8" table:formula="of:=[.A154]*[.E154]" office:value-type="currency" office:currency="EUR" office:value="0.09758">
            <text:p>0,10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X</text:p>
          </table:table-cell>
          <table:table-cell table:style-name="ce5" office:value-type="string">
            <text:p>1x2 Stiftleiste</text:p>
          </table:table-cell>
          <table:table-cell table:style-name="ce5" office:value-type="string">
            <text:p>http://de.mouser.com/ProductDetail/Molex/22-28-5020/?qs=sGAEpiMZZMtsLRyDR9nM1xLIxIpBOgV0bdXNdjSfe88%3d</text:p>
          </table:table-cell>
          <table:table-cell table:style-name="ce8" table:formula="of:=1.19*0.082" office:value-type="currency" office:currency="EUR" office:value="0.09758">
            <text:p>0,10 €</text:p>
          </table:table-cell>
          <table:table-cell table:style-name="ce8" table:formula="of:=[.A155]*[.E155]" office:value-type="currency" office:currency="EUR" office:value="0.09758">
            <text:p>0,10 €</text:p>
          </table:table-cell>
          <table:table-cell table:number-columns-repeated="3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DZM</text:p>
          </table:table-cell>
          <table:table-cell office:value-type="string">
            <text:p>Drehzahlmesser</text:p>
          </table:table-cell>
          <table:table-cell office:value-type="string">
            <text:p>????</text:p>
          </table:table-cell>
          <table:table-cell/>
          <table:table-cell table:formula="of:=[.A156]*[.E156]" office:value-type="currency" office:currency="EUR" office:value="0">
            <text:p>0,00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X2</text:p>
          </table:table-cell>
          <table:table-cell table:style-name="ce5" office:value-type="string">
            <text:p>SUB-D Stiftleiste IP67</text:p>
          </table:table-cell>
          <table:table-cell table:style-name="ce5" office:value-type="string">
            <text:p>https://de.mouser.com/Search/ProductDetail.aspx?R=15-000423virtualkey63110000virtualkey706-15-000423</text:p>
          </table:table-cell>
          <table:table-cell table:style-name="ce8" table:formula="of:=1.19*13.19" office:value-type="currency" office:currency="EUR" office:value="15.6961">
            <text:p>15,70 €</text:p>
          </table:table-cell>
          <table:table-cell table:style-name="ce8" table:formula="of:=[.A157]*[.E157]" office:value-type="currency" office:currency="EUR" office:value="15.6961">
            <text:p>15,70 €</text:p>
          </table:table-cell>
          <table:table-cell table:number-columns-repeated="3"/>
        </table:table-row>
        <table:table-row table:style-name="ro3">
          <table:table-cell table:number-columns-repeated="9"/>
        </table:table-row>
        <table:table-row table:style-name="ro3">
          <table:table-cell table:style-name="ce3" office:value-type="string" table:number-columns-spanned="6" table:number-rows-spanned="1">
            <text:p>Spulen</text:p>
          </table:table-cell>
          <table:covered-table-cell table:number-columns-repeated="5"/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L8</text:p>
          </table:table-cell>
          <table:table-cell table:style-name="ce5" office:value-type="string">
            <text:p>Spitzenfilter, <text:s/>22µH 1A</text:p>
          </table:table-cell>
          <table:table-cell table:style-name="ce5" office:value-type="string">
            <text:p>http://de.mouser.com/ProductDetail/Sumida/CR54NP-220MC/?qs=sGAEpiMZZMv126LJFLh8yxR%2fiPwtgkBPBg03oJ79dLM%3d</text:p>
          </table:table-cell>
          <table:table-cell table:style-name="ce8" table:formula="of:=0.67*1.19" office:value-type="currency" office:currency="EUR" office:value="0.7973">
            <text:p>0,80 €</text:p>
          </table:table-cell>
          <table:table-cell table:style-name="ce8" table:formula="of:=[.A160]*[.E160]" office:value-type="currency" office:currency="EUR" office:value="0.7973">
            <text:p>0,80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L10</text:p>
          </table:table-cell>
          <table:table-cell table:style-name="ce5" office:value-type="string">
            <text:p>BLM21PG221SN1</text:p>
          </table:table-cell>
          <table:table-cell table:style-name="ce5" office:value-type="string">
            <text:p>http://de.mouser.com/ProductDetail/Murata/BLM21PG221SN1D/?qs=N%2fLoXOA9PTJ4i6RHFrsqmw%3d%3d</text:p>
          </table:table-cell>
          <table:table-cell table:style-name="ce8" table:formula="of:=1.19*0.165" office:value-type="currency" office:currency="EUR" office:value="0.19635">
            <text:p>0,20 €</text:p>
          </table:table-cell>
          <table:table-cell table:style-name="ce8" table:formula="of:=[.A161]*[.E161]" office:value-type="currency" office:currency="EUR" office:value="0.19635">
            <text:p>0,20 €</text:p>
          </table:table-cell>
          <table:table-cell table:number-columns-repeated="3"/>
        </table:table-row>
        <table:table-row table:style-name="ro2" table:number-rows-repeated="6537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name="__Anonymous_Sheet_DB__0" table:target-range-address="Tabelle1.A123:Tabelle1.F13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9">19.10.2011</text:date>, <text:time>22:17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12T14:52:06.73</meta:creation-date>
    <dc:date>2011-10-19T22:17:06</dc:date>
    <meta:editing-duration>P2DT13H2M43S</meta:editing-duration>
    <meta:editing-cycles>121</meta:editing-cycles>
    <meta:generator>LibreOffice/3.4$Unix LibreOffice_project/340m1$Build-302</meta:generator>
    <dc:creator>Kolja Windeler</dc:creator>
    <meta:document-statistic meta:table-count="2" meta:cell-count="873" meta:object-count="0"/>
  </office:meta>
</office:document-meta>
</file>